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style:writing-mode="lr-tb"/>
    </style:style>
    <style:style style:name="T1_1" style:family="text"/>
    <style:style style:name="T1_2" style:family="text"/>
    <style:style style:name="P2" style:family="paragraph" style:parent-style-name="Standard">
      <style:paragraph-properties fo:text-align="justify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T2_92" style:family="text"/>
    <style:style style:name="T2_93" style:family="text"/>
    <style:style style:name="T2_94" style:family="text"/>
    <style:style style:name="T2_95" style:family="text"/>
    <style:style style:name="T2_96" style:family="text"/>
    <style:style style:name="T2_97" style:family="text"/>
    <style:style style:name="T2_98" style:family="text"/>
    <style:style style:name="T2_99" style:family="text"/>
    <style:style style:name="T2_100" style:family="text"/>
    <style:style style:name="T2_101" style:family="text"/>
    <style:style style:name="T2_102" style:family="text"/>
    <style:style style:name="T2_103" style:family="text"/>
    <style:style style:name="T2_104" style:family="text"/>
    <style:style style:name="T2_105" style:family="text"/>
    <style:style style:name="T2_106" style:family="text"/>
    <style:style style:name="T2_107" style:family="text"/>
    <style:style style:name="T2_108" style:family="text"/>
    <style:style style:name="T2_109" style:family="text"/>
    <style:style style:name="T2_110" style:family="text"/>
    <style:style style:name="T2_111" style:family="text"/>
    <style:style style:name="T2_112" style:family="text"/>
    <style:style style:name="T2_113" style:family="text"/>
    <style:style style:name="T2_114" style:family="text"/>
    <style:style style:name="T2_115" style:family="text"/>
    <style:style style:name="T2_116" style:family="text"/>
    <style:style style:name="T2_117" style:family="text"/>
    <style:style style:name="T2_118" style:family="text"/>
    <style:style style:name="T2_119" style:family="text"/>
    <style:style style:name="T2_120" style:family="text"/>
    <style:style style:name="T2_121" style:family="text"/>
    <style:style style:name="T2_122" style:family="text"/>
    <style:style style:name="T2_123" style:family="text"/>
    <style:style style:name="T2_124" style:family="text"/>
    <style:style style:name="T2_125" style:family="text"/>
    <style:style style:name="T2_126" style:family="text"/>
    <style:style style:name="T2_127" style:family="text"/>
    <style:style style:name="T2_128" style:family="text"/>
    <style:style style:name="T2_129" style:family="text"/>
    <style:style style:name="T2_130" style:family="text"/>
    <style:style style:name="T2_131" style:family="text"/>
    <style:style style:name="T2_132" style:family="text"/>
    <style:style style:name="T2_133" style:family="text"/>
    <style:style style:name="T2_134" style:family="text"/>
    <style:style style:name="T2_135" style:family="text"/>
    <style:style style:name="T2_136" style:family="text"/>
    <style:style style:name="T2_137" style:family="text"/>
    <style:style style:name="T2_138" style:family="text"/>
    <style:style style:name="T2_139" style:family="text"/>
    <style:style style:name="T2_140" style:family="text"/>
    <style:style style:name="T2_141" style:family="text"/>
    <style:style style:name="T2_142" style:family="text"/>
    <style:style style:name="T2_143" style:family="text"/>
    <style:style style:name="T2_144" style:family="text"/>
    <style:style style:name="T2_145" style:family="text"/>
    <style:style style:name="T2_146" style:family="text"/>
    <style:style style:name="T2_147" style:family="text"/>
    <style:style style:name="T2_148" style:family="text"/>
    <style:style style:name="T2_149" style:family="text"/>
    <style:style style:name="T2_150" style:family="text"/>
    <style:style style:name="T2_151" style:family="text"/>
    <style:style style:name="T2_152" style:family="text"/>
    <style:style style:name="T2_153" style:family="text"/>
    <style:style style:name="T2_154" style:family="text"/>
    <style:style style:name="T2_155" style:family="text"/>
    <style:style style:name="T2_156" style:family="text"/>
    <style:style style:name="T2_157" style:family="text"/>
    <style:style style:name="T2_158" style:family="text"/>
    <style:style style:name="T2_159" style:family="text"/>
    <style:style style:name="T2_160" style:family="text"/>
    <style:style style:name="T2_161" style:family="text"/>
    <style:style style:name="T2_162" style:family="text"/>
    <style:style style:name="T2_163" style:family="text"/>
    <style:style style:name="T2_164" style:family="text"/>
    <style:style style:name="T2_165" style:family="text"/>
    <style:style style:name="T2_166" style:family="text"/>
    <style:style style:name="T2_167" style:family="text"/>
    <style:style style:name="T2_168" style:family="text"/>
    <style:style style:name="T2_169" style:family="text"/>
    <style:style style:name="T2_170" style:family="text"/>
    <style:style style:name="T2_171" style:family="text"/>
    <style:style style:name="T2_172" style:family="text"/>
    <style:style style:name="T2_173" style:family="text"/>
    <style:style style:name="T2_174" style:family="text"/>
    <style:style style:name="T2_175" style:family="text"/>
    <style:style style:name="T2_176" style:family="text"/>
    <style:style style:name="T2_177" style:family="text"/>
    <style:style style:name="T2_178" style:family="text"/>
    <style:style style:name="T2_179" style:family="text"/>
    <style:style style:name="T2_180" style:family="text"/>
    <style:style style:name="T2_181" style:family="text"/>
    <style:style style:name="T2_182" style:family="text"/>
    <style:style style:name="T2_183" style:family="text"/>
    <style:style style:name="T2_184" style:family="text"/>
    <style:style style:name="T2_185" style:family="text"/>
    <style:style style:name="T2_186" style:family="text"/>
    <style:style style:name="T2_187" style:family="text"/>
    <style:style style:name="T2_188" style:family="text"/>
    <style:style style:name="T2_189" style:family="text"/>
    <style:style style:name="T2_190" style:family="text"/>
    <style:style style:name="T2_191" style:family="text"/>
    <style:style style:name="T2_192" style:family="text"/>
    <style:style style:name="T2_193" style:family="text"/>
    <style:style style:name="T2_194" style:family="text"/>
    <style:style style:name="T2_195" style:family="text"/>
    <style:style style:name="T2_196" style:family="text"/>
    <style:style style:name="T2_197" style:family="text"/>
    <style:style style:name="T2_198" style:family="text"/>
    <style:style style:name="T2_199" style:family="text"/>
    <style:style style:name="T2_200" style:family="text"/>
    <style:style style:name="T2_201" style:family="text"/>
    <style:style style:name="T2_202" style:family="text"/>
    <style:style style:name="T2_203" style:family="text"/>
    <style:style style:name="T2_204" style:family="text"/>
    <style:style style:name="T2_205" style:family="text"/>
    <style:style style:name="T2_206" style:family="text"/>
    <style:style style:name="T2_207" style:family="text"/>
    <style:style style:name="T2_208" style:family="text"/>
    <style:style style:name="T2_209" style:family="text"/>
    <style:style style:name="T2_210" style:family="text"/>
    <style:style style:name="T2_211" style:family="text"/>
    <style:style style:name="T2_212" style:family="text"/>
    <style:style style:name="T2_213" style:family="text"/>
    <style:style style:name="T2_214" style:family="text"/>
    <style:style style:name="T2_215" style:family="text"/>
    <style:style style:name="T2_216" style:family="text"/>
    <style:style style:name="T2_217" style:family="text"/>
    <style:style style:name="T2_218" style:family="text"/>
    <style:style style:name="T2_219" style:family="text"/>
    <style:style style:name="T2_220" style:family="text"/>
    <style:style style:name="T2_221" style:family="text"/>
    <style:style style:name="T2_222" style:family="text"/>
    <style:style style:name="T2_223" style:family="text"/>
    <style:style style:name="T2_224" style:family="text"/>
    <style:style style:name="T2_225" style:family="text"/>
    <style:style style:name="T2_226" style:family="text"/>
    <style:style style:name="T2_227" style:family="text"/>
    <style:style style:name="T2_228" style:family="text"/>
    <style:style style:name="T2_229" style:family="text"/>
    <style:style style:name="T2_230" style:family="text"/>
    <style:style style:name="T2_231" style:family="text"/>
    <style:style style:name="T2_232" style:family="text"/>
    <style:style style:name="T2_233" style:family="text"/>
    <style:style style:name="T2_234" style:family="text"/>
    <style:style style:name="T2_235" style:family="text"/>
    <style:style style:name="T2_236" style:family="text"/>
    <style:style style:name="T2_237" style:family="text"/>
    <style:style style:name="T2_238" style:family="text"/>
    <style:style style:name="T2_239" style:family="text"/>
    <style:style style:name="T2_240" style:family="text"/>
    <style:style style:name="T2_241" style:family="text"/>
    <style:style style:name="T2_242" style:family="text"/>
    <style:style style:name="T2_243" style:family="text"/>
    <style:style style:name="T2_244" style:family="text"/>
    <style:style style:name="T2_245" style:family="text"/>
    <style:style style:name="T2_246" style:family="text"/>
    <style:style style:name="T2_247" style:family="text"/>
    <style:style style:name="T2_248" style:family="text"/>
    <style:style style:name="T2_249" style:family="text"/>
    <style:style style:name="T2_250" style:family="text"/>
    <style:style style:name="T2_251" style:family="text"/>
    <style:style style:name="T2_252" style:family="text"/>
    <style:style style:name="T2_253" style:family="text"/>
    <style:style style:name="T2_254" style:family="text"/>
    <style:style style:name="T2_255" style:family="text"/>
    <style:style style:name="T2_256" style:family="text"/>
    <style:style style:name="T2_257" style:family="text"/>
    <style:style style:name="T2_258" style:family="text"/>
    <style:style style:name="T2_259" style:family="text"/>
    <style:style style:name="T2_260" style:family="text"/>
    <style:style style:name="T2_261" style:family="text"/>
    <style:style style:name="T2_262" style:family="text"/>
    <style:style style:name="T2_263" style:family="text" style:parent-style-name="Standard"/>
    <style:style style:name="P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1" style:family="text" style:parent-style-name="Standard"/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P5" style:family="paragraph" style:parent-style-name="Standard">
      <style:paragraph-properties fo:text-align="justify" fo:break-before="auto" fo:line-height="115%" style:writing-mode="lr-tb"/>
    </style:style>
    <style:style style:name="P6" style:family="paragraph" style:parent-style-name="Standard">
      <style:paragraph-properties fo:text-align="justify" fo:break-before="auto" fo:line-height="115%" style:writing-mode="lr-tb"/>
    </style:style>
    <style:style style:name="T6_1" style:family="text"/>
    <style:style style:name="P7" style:family="paragraph" style:parent-style-name="Standard">
      <style:paragraph-properties fo:text-align="justify"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</office:automatic-styles>
  <office:body>
    <office:text>
      <text:p text:style-name="P1"><text:span text:style-name="T1_1">Macter</text:span><text:span text:style-name="T1_2">4</text:span></text:p>
      <text:p text:style-name="P2"><text:span text:style-name="T2_1">Kolejny</text:span><text:span text:style-name="T2_2"><text:s/></text:span><text:span text:style-name="T2_3">odcinek</text:span><text:span text:style-name="T2_4"><text:s/></text:span><text:span text:style-name="T2_5">z</text:span><text:span text:style-name="T2_6"><text:s/></text:span><text:span text:style-name="T2_7">mapą</text:span><text:span text:style-name="T2_8">,<text:s/></text:span><text:span text:style-name="T2_9">gdzie</text:span><text:span text:style-name="T2_10"><text:s/></text:span><text:span text:style-name="T2_11">znów</text:span><text:span text:style-name="T2_12"><text:s/></text:span><text:span text:style-name="T2_13">do</text:span><text:span text:style-name="T2_14"><text:s/></text:span><text:span text:style-name="T2_15">akcji</text:span><text:span text:style-name="T2_16"><text:s/></text:span><text:span text:style-name="T2_17">zostaje</text:span><text:span text:style-name="T2_18"><text:s/></text:span><text:span text:style-name="T2_19">wezwany</text:span><text:span text:style-name="T2_20"><text:s/></text:span><text:span text:style-name="T2_21">duet</text:span><text:span text:style-name="T2_22"><text:s/>–<text:s/></text:span><text:span text:style-name="T2_23">w</text:span><text:span text:style-name="T2_24"><text:s/></text:span><text:span text:style-name="T2_25">tym</text:span><text:span text:style-name="T2_26"><text:s/></text:span><text:span text:style-name="T2_27">przypadku</text:span><text:span text:style-name="T2_28"><text:s/></text:span><text:span text:style-name="T2_29">to</text:span><text:span text:style-name="T2_30"><text:s/></text:span><text:span text:style-name="T2_31">Rarity</text:span><text:span text:style-name="T2_32"><text:s/></text:span><text:span text:style-name="T2_33">i</text:span><text:span text:style-name="T2_34"><text:s/></text:span><text:span text:style-name="T2_35">Applejack</text:span><text:span text:style-name="T2_36">.<text:s/></text:span><text:span text:style-name="T2_37">Problem</text:span><text:span text:style-name="T2_38">,<text:s/></text:span><text:span text:style-name="T2_39">z</text:span><text:span text:style-name="T2_40"><text:s/></text:span><text:span text:style-name="T2_41">jakim</text:span><text:span text:style-name="T2_42"><text:s/></text:span><text:span text:style-name="T2_43">miały</text:span><text:span text:style-name="T2_44"><text:s/></text:span><text:span text:style-name="T2_45">się</text:span><text:span text:style-name="T2_46"><text:s/></text:span><text:span text:style-name="T2_47">zmierzyć</text:span><text:span text:style-name="T2_48"><text:s/></text:span><text:span text:style-name="T2_49">dużo</text:span><text:span text:style-name="T2_50"><text:s/></text:span><text:span text:style-name="T2_51">bardziej</text:span><text:span text:style-name="T2_52"><text:s/></text:span><text:span text:style-name="T2_53">przypadł</text:span><text:span text:style-name="T2_54"><text:s/></text:span><text:span text:style-name="T2_55">mi</text:span><text:span text:style-name="T2_56"><text:s/></text:span><text:span text:style-name="T2_57">do</text:span><text:span text:style-name="T2_58"><text:s/></text:span><text:span text:style-name="T2_59">gustu</text:span><text:span text:style-name="T2_60"><text:s/></text:span><text:span text:style-name="T2_61">niż</text:span><text:span text:style-name="T2_62"><text:s/></text:span><text:span text:style-name="T2_63">to</text:span><text:span text:style-name="T2_64">,<text:s/></text:span><text:span text:style-name="T2_65">co</text:span><text:span text:style-name="T2_66"><text:s/></text:span><text:span text:style-name="T2_67">było</text:span><text:span text:style-name="T2_68"><text:s/></text:span><text:span text:style-name="T2_69">zaprezentowane</text:span><text:span text:style-name="T2_70"><text:s/></text:span><text:span text:style-name="T2_71">w</text:span><text:span text:style-name="T2_72"><text:s/></text:span><text:span text:style-name="T2_73">krainie</text:span><text:span text:style-name="T2_74"><text:s/></text:span><text:span text:style-name="T2_75">gryfów</text:span><text:span text:style-name="T2_76">,<text:s/></text:span><text:span text:style-name="T2_77">bo</text:span><text:span text:style-name="T2_78"><text:s/></text:span><text:span text:style-name="T2_79">wydał</text:span><text:span text:style-name="T2_80"><text:s/></text:span><text:span text:style-name="T2_81">mi</text:span><text:span text:style-name="T2_82"><text:s/></text:span><text:span text:style-name="T2_83">się</text:span><text:span text:style-name="T2_84"><text:s/></text:span><text:span text:style-name="T2_85">on</text:span><text:span text:style-name="T2_86"><text:s/></text:span><text:span text:style-name="T2_87">dużo</text:span><text:span text:style-name="T2_88"><text:s/></text:span><text:span text:style-name="T2_89">bardziej</text:span><text:span text:style-name="T2_90"><text:s/></text:span><text:span text:style-name="T2_91">przyziemny</text:span><text:span text:style-name="T2_92">.<text:s/></text:span><text:span text:style-name="T2_93">Nawet</text:span><text:span text:style-name="T2_94"><text:s/></text:span><text:span text:style-name="T2_95">w</text:span><text:span text:style-name="T2_96"><text:s/></text:span><text:span text:style-name="T2_97">fandomie</text:span><text:span text:style-name="T2_98"><text:s/></text:span><text:span text:style-name="T2_99">spotykamy</text:span><text:span text:style-name="T2_100"><text:s/></text:span><text:span text:style-name="T2_101">się</text:span><text:span text:style-name="T2_102"><text:s/></text:span><text:span text:style-name="T2_103">z</text:span><text:span text:style-name="T2_104"><text:s/></text:span><text:span text:style-name="T2_105">tym</text:span><text:span text:style-name="T2_106">,<text:s/></text:span><text:span text:style-name="T2_107">że</text:span><text:span text:style-name="T2_108"><text:s/></text:span><text:span text:style-name="T2_109">często</text:span><text:span text:style-name="T2_110"><text:s/></text:span><text:span text:style-name="T2_111">gdy</text:span><text:span text:style-name="T2_112"><text:s/></text:span><text:span text:style-name="T2_113">próbujemy</text:span><text:span text:style-name="T2_114"><text:s/></text:span><text:span text:style-name="T2_115">coś</text:span><text:span text:style-name="T2_116"><text:s/></text:span><text:span text:style-name="T2_117">zrobić</text:span><text:span text:style-name="T2_118">,<text:s/></text:span><text:span text:style-name="T2_119">kończymy</text:span><text:span text:style-name="T2_120"><text:s/></text:span><text:span text:style-name="T2_121">z</text:span><text:span text:style-name="T2_122"><text:s/></text:span><text:span text:style-name="T2_123">tym</text:span><text:span text:style-name="T2_124">,<text:s/></text:span><text:span text:style-name="T2_125">że</text:span><text:span text:style-name="T2_126"><text:s/></text:span><text:span text:style-name="T2_127">nie</text:span><text:span text:style-name="T2_128"><text:s/></text:span><text:span text:style-name="T2_129">ma</text:span><text:span text:style-name="T2_130"><text:s/></text:span><text:span text:style-name="T2_131">kto</text:span><text:span text:style-name="T2_132"><text:s/></text:span><text:span text:style-name="T2_133">nam</text:span><text:span text:style-name="T2_134"><text:s/></text:span><text:span text:style-name="T2_135">pomóc</text:span><text:span text:style-name="T2_136">.<text:s/></text:span><text:span text:style-name="T2_137">Ale</text:span><text:span text:style-name="T2_138"><text:s/></text:span><text:span text:style-name="T2_139">o</text:span><text:span text:style-name="T2_140"><text:s/></text:span><text:span text:style-name="T2_141">tym</text:span><text:span text:style-name="T2_142">,<text:s/></text:span><text:span text:style-name="T2_143">że</text:span><text:span text:style-name="T2_144"><text:s/></text:span><text:span text:style-name="T2_145">odcinek</text:span><text:span text:style-name="T2_146"><text:s/></text:span><text:span text:style-name="T2_147">jest</text:span><text:span text:style-name="T2_148"><text:s/></text:span><text:span text:style-name="T2_149">bardzo</text:span><text:span text:style-name="T2_150"><text:s/></text:span><text:span text:style-name="T2_151">dobry</text:span><text:span text:style-name="T2_152"><text:s/></text:span><text:span text:style-name="T2_153">nie</text:span><text:span text:style-name="T2_154"><text:s/></text:span><text:span text:style-name="T2_155">świadczy</text:span><text:span text:style-name="T2_156"><text:s/></text:span><text:span text:style-name="T2_157">tylko</text:span><text:span text:style-name="T2_158"><text:s/></text:span><text:span text:style-name="T2_159">sam</text:span><text:span text:style-name="T2_160"><text:s/></text:span><text:span text:style-name="T2_161">problem</text:span><text:span text:style-name="T2_162">,<text:s/></text:span><text:span text:style-name="T2_163">jaki</text:span><text:span text:style-name="T2_164"><text:s/></text:span><text:span text:style-name="T2_165">wymyślili</text:span><text:span text:style-name="T2_166"><text:s/></text:span><text:span text:style-name="T2_167">twórcy</text:span><text:span text:style-name="T2_168">,<text:s/></text:span><text:span text:style-name="T2_169">ale</text:span><text:span text:style-name="T2_170"><text:s/></text:span><text:span text:style-name="T2_171">także</text:span><text:span text:style-name="T2_172"><text:s/></text:span><text:span text:style-name="T2_173">sposób</text:span><text:span text:style-name="T2_174">,<text:s/></text:span><text:span text:style-name="T2_175">w</text:span><text:span text:style-name="T2_176"><text:s/></text:span><text:span text:style-name="T2_177">jaki</text:span><text:span text:style-name="T2_178"><text:s/></text:span><text:span text:style-name="T2_179">się</text:span><text:span text:style-name="T2_180"><text:s/></text:span><text:span text:style-name="T2_181">zmieniał</text:span><text:span text:style-name="T2_182"><text:s/></text:span><text:span text:style-name="T2_183">i</text:span><text:span text:style-name="T2_184"><text:s/></text:span><text:span text:style-name="T2_185">jego</text:span><text:span text:style-name="T2_186"><text:s/></text:span><text:span text:style-name="T2_187">ostateczne</text:span><text:span text:style-name="T2_188"><text:s/></text:span><text:span text:style-name="T2_189">rozwiązanie</text:span><text:span text:style-name="T2_190">.<text:s/></text:span><text:span text:style-name="T2_191">Na</text:span><text:span text:style-name="T2_192"><text:s/></text:span><text:span text:style-name="T2_193">plus</text:span><text:span text:style-name="T2_194"><text:s/></text:span><text:span text:style-name="T2_195">też</text:span><text:span text:style-name="T2_196"><text:s/></text:span><text:span text:style-name="T2_197">idzie</text:span><text:span text:style-name="T2_198"><text:s/></text:span><text:span text:style-name="T2_199">powrót</text:span><text:span text:style-name="T2_200"><text:s/></text:span><text:span text:style-name="T2_201">Coco</text:span><text:span text:style-name="T2_202">,<text:s/></text:span><text:span text:style-name="T2_203">zaś</text:span><text:span text:style-name="T2_204"><text:s/></text:span><text:span text:style-name="T2_205">na</text:span><text:span text:style-name="T2_206"><text:s/></text:span><text:span text:style-name="T2_207">minus</text:span><text:span text:style-name="T2_208"><text:s/></text:span><text:span text:style-name="T2_209">interakcje</text:span><text:span text:style-name="T2_210"><text:s/></text:span><text:span text:style-name="T2_211">między</text:span><text:span text:style-name="T2_212"><text:s/></text:span><text:span text:style-name="T2_213">przedstawicielkami</text:span><text:span text:style-name="T2_214"><text:s/></text:span><text:span text:style-name="T2_215">Elementów</text:span><text:span text:style-name="T2_216"><text:s/></text:span><text:span text:style-name="T2_217">Harmonii</text:span><text:span text:style-name="T2_218">,<text:s/></text:span><text:span text:style-name="T2_219">gdzie</text:span><text:span text:style-name="T2_220"><text:s/></text:span><text:span text:style-name="T2_221">brakowało</text:span><text:span text:style-name="T2_222"><text:s/></text:span><text:span text:style-name="T2_223">tej</text:span><text:span text:style-name="T2_224"><text:s/></text:span><text:span text:style-name="T2_225">zwyczajowej</text:span><text:span text:style-name="T2_226"><text:s/></text:span><text:span text:style-name="T2_227">iskry</text:span><text:span text:style-name="T2_228">,<text:s/></text:span><text:span text:style-name="T2_229">która</text:span><text:span text:style-name="T2_230"><text:s/></text:span><text:span text:style-name="T2_231">zawsze</text:span><text:span text:style-name="T2_232"><text:s/></text:span><text:span text:style-name="T2_233">tej</text:span><text:span text:style-name="T2_234"><text:s/></text:span><text:span text:style-name="T2_235">parze</text:span><text:span text:style-name="T2_236"><text:s/></text:span><text:span text:style-name="T2_237">towarzyszy</text:span><text:span text:style-name="T2_238">.<text:s/></text:span><text:span text:style-name="T2_239">Mimo</text:span><text:span text:style-name="T2_240"><text:s/></text:span><text:span text:style-name="T2_241">tego</text:span><text:span text:style-name="T2_242"><text:s/></text:span><text:span text:style-name="T2_243">niedociągnięcia</text:span><text:span text:style-name="T2_244"><text:s/></text:span><text:span text:style-name="T2_245">odcinek</text:span><text:span text:style-name="T2_246"><text:s/></text:span><text:span text:style-name="T2_247">mogę</text:span><text:span text:style-name="T2_248"><text:s/></text:span><text:span text:style-name="T2_249">ocenić</text:span><text:span text:style-name="T2_250">,<text:s/></text:span><text:span text:style-name="T2_251">tak</text:span><text:span text:style-name="T2_252"><text:s/></text:span><text:span text:style-name="T2_253">jak</text:span><text:span text:style-name="T2_254"><text:s/></text:span><text:span text:style-name="T2_255">wspominałem</text:span><text:span text:style-name="T2_256">,<text:s/></text:span><text:span text:style-name="T2_257">jako</text:span><text:span text:style-name="T2_258"><text:s/></text:span><text:span text:style-name="T2_259">bardzo</text:span><text:span text:style-name="T2_260"><text:s/></text:span><text:span text:style-name="T2_261">dobry</text:span><text:span text:style-name="T2_262">.<text:s/></text:span><text:span text:style-name="T2_263"><office:annotation><dc:creator/><text:p text:style-name="P3"><text:span text:style-name="T3_1">Bo</text:span><text:span text:style-name="T3_2"><text:s/></text:span><text:span text:style-name="T3_3">na</text:span><text:span text:style-name="T3_4"><text:s/></text:span><text:span text:style-name="T3_5">pewno</text:span><text:span text:style-name="T3_6"><text:s/></text:span><text:span text:style-name="T3_7">nie</text:span><text:span text:style-name="T3_8"><text:s/></text:span><text:span text:style-name="T3_9">Barrfind</text:span><text:span text:style-name="T3_10">.</text:span></text:p></office:annotation></text:span><text:span text:style-name="T3_11"><office:annotation><dc:creator/><text:p text:style-name="P4"><text:span text:style-name="T4_1">Pierwotna</text:span><text:span text:style-name="T4_2"><text:s/></text:span><text:span text:style-name="T4_3">wersja</text:span><text:span text:style-name="T4_4"><text:s/></text:span><text:span text:style-name="T4_5">tego</text:span><text:span text:style-name="T4_6"><text:s/></text:span><text:span text:style-name="T4_7">teksty</text:span><text:span text:style-name="T4_8"><text:s/></text:span><text:span text:style-name="T4_9">brzmiała</text:span><text:span text:style-name="T4_10"><text:s/>"</text:span><text:span text:style-name="T4_11">Ciekawi</text:span><text:span text:style-name="T4_12"><text:s/></text:span><text:span text:style-name="T4_13">mnie</text:span><text:span text:style-name="T4_14"><text:s/></text:span><text:span text:style-name="T4_15">tylko</text:span><text:span text:style-name="T4_16"><text:s/></text:span><text:span text:style-name="T4_17">ile</text:span><text:span text:style-name="T4_18"><text:s/></text:span><text:span text:style-name="T4_19">Barrfind</text:span><text:span text:style-name="T4_20"><text:s/></text:span><text:span text:style-name="T4_21">wręczył</text:span><text:span text:style-name="T4_22"><text:s/></text:span><text:span text:style-name="T4_23">w</text:span><text:span text:style-name="T4_24"><text:s/></text:span><text:span text:style-name="T4_25">łapówce</text:span><text:span text:style-name="T4_26"><text:s/></text:span><text:span text:style-name="T4_27">za</text:span><text:span text:style-name="T4_28"><text:s/></text:span><text:span text:style-name="T4_29">to</text:span><text:span text:style-name="T4_30"><text:s/></text:span><text:span text:style-name="T4_31">że</text:span><text:span text:style-name="T4_32"><text:s/></text:span><text:span text:style-name="T4_33">Rarity</text:span><text:span text:style-name="T4_34"><text:s/></text:span><text:span text:style-name="T4_35">odgrywa</text:span><text:span text:style-name="T4_36"><text:s/></text:span><text:span text:style-name="T4_37">główną</text:span><text:span text:style-name="T4_38"><text:s/></text:span><text:span text:style-name="T4_39">rolę</text:span><text:span text:style-name="T4_40"><text:s/></text:span><text:span text:style-name="T4_41">już</text:span><text:span text:style-name="T4_42"><text:s/></text:span><text:span text:style-name="T4_43">w</text:span><text:span text:style-name="T4_44"><text:s/>3<text:s/></text:span><text:span text:style-name="T4_45">odcinku</text:span><text:span text:style-name="T4_46"><text:s/></text:span><text:span text:style-name="T4_47">pod</text:span><text:span text:style-name="T4_48"><text:s/></text:span><text:span text:style-name="T4_49">rząd</text:span><text:span text:style-name="T4_50">.",<text:s/></text:span><text:span text:style-name="T4_51">ale</text:span><text:span text:style-name="T4_52"><text:s/></text:span><text:span text:style-name="T4_53">stwierdziłem</text:span><text:span text:style-name="T4_54"><text:s/></text:span><text:span text:style-name="T4_55">że</text:span><text:span text:style-name="T4_56"><text:s/></text:span><text:span text:style-name="T4_57">trochę</text:span><text:span text:style-name="T4_58"><text:s/></text:span><text:span text:style-name="T4_59">za</text:span><text:span text:style-name="T4_60"><text:s/></text:span><text:span text:style-name="T4_61">bardzo</text:span><text:span text:style-name="T4_62"><text:s/></text:span><text:span text:style-name="T4_63">bym</text:span><text:span text:style-name="T4_64"><text:s/></text:span><text:span text:style-name="T4_65">pojechał</text:span><text:span text:style-name="T4_66"><text:s/></text:span><text:span text:style-name="T4_67">po</text:span><text:span text:style-name="T4_68"><text:s/></text:span><text:span text:style-name="T4_69">bandzie</text:span><text:span text:style-name="T4_70"><text:s/>:)</text:span></text:p></office:annotation></text:span><text:span text:style-name="T4_71">Zastanawia</text:span><text:span text:style-name="T4_72"><text:s/></text:span><text:span text:style-name="T4_73">mnie</text:span><text:span text:style-name="T4_74"><text:s/></text:span><text:span text:style-name="T4_75">tylko</text:span><text:span text:style-name="T4_76">,<text:s/></text:span><text:span text:style-name="T4_77">kto</text:span><text:span text:style-name="T4_78"><text:s/></text:span><text:span text:style-name="T4_79">dał</text:span><text:span text:style-name="T4_80"><text:s/></text:span><text:span text:style-name="T4_81">łapówkę</text:span><text:span text:style-name="T4_82"><text:s/></text:span><text:span text:style-name="T4_83">twórcom</text:span><text:span text:style-name="T4_84"><text:s/></text:span><text:span text:style-name="T4_85">za</text:span><text:span text:style-name="T4_86"><text:s/></text:span><text:span text:style-name="T4_87">to</text:span><text:span text:style-name="T4_88">,<text:s/></text:span><text:span text:style-name="T4_89">że</text:span><text:span text:style-name="T4_90"><text:s/></text:span><text:span text:style-name="T4_91">Rarity</text:span><text:span text:style-name="T4_92"><text:s/></text:span><text:span text:style-name="T4_93">odgrywa</text:span><text:span text:style-name="T4_94"><text:s/></text:span><text:span text:style-name="T4_95">główną</text:span><text:span text:style-name="T4_96"><text:s/></text:span><text:span text:style-name="T4_97">rolę</text:span><text:span text:style-name="T4_98"><text:s/></text:span><text:span text:style-name="T4_99">już</text:span><text:span text:style-name="T4_100"><text:s/></text:span><text:span text:style-name="T4_101">w</text:span><text:span text:style-name="T4_102"><text:s/>3<text:s/></text:span><text:span text:style-name="T4_103">odcinku</text:span><text:span text:style-name="T4_104"><text:s/></text:span><text:span text:style-name="T4_105">pod</text:span><text:span text:style-name="T4_106"><text:s/></text:span><text:span text:style-name="T4_107">rząd</text:span><text:span text:style-name="T4_108">.</text:span></text:p>
      <text:p text:style-name="P5"/>
      <text:p text:style-name="P6"><text:span text:style-name="T6_1">aTOM</text:span></text:p>
      <text:p text:style-name="P7"><text:span text:style-name="T7_1">No</text:span><text:span text:style-name="T7_2"><text:s/></text:span><text:span text:style-name="T7_3">cóż</text:span><text:span text:style-name="T7_4">,<text:s/></text:span><text:span text:style-name="T7_5">po</text:span><text:span text:style-name="T7_6"><text:s/></text:span><text:span text:style-name="T7_7">tylu</text:span><text:span text:style-name="T7_8"><text:s/></text:span><text:span text:style-name="T7_9">dobrych</text:span><text:span text:style-name="T7_10"><text:s/></text:span><text:span text:style-name="T7_11">odcinkach</text:span><text:span text:style-name="T7_12"><text:s/></text:span><text:span text:style-name="T7_13">w</text:span><text:span text:style-name="T7_14"><text:s/></text:span><text:span text:style-name="T7_15">końcu</text:span><text:span text:style-name="T7_16"><text:s/></text:span><text:span text:style-name="T7_17">musiał</text:span><text:span text:style-name="T7_18"><text:s/></text:span><text:span text:style-name="T7_19">nastąpić</text:span><text:span text:style-name="T7_20"><text:s/></text:span><text:span text:style-name="T7_21">spadek</text:span><text:span text:style-name="T7_22"><text:s/></text:span><text:span text:style-name="T7_23">formy</text:span><text:span text:style-name="T7_24">.<text:s/></text:span><text:span text:style-name="T7_25">Poza</text:span><text:span text:style-name="T7_26"><text:s/></text:span><text:span text:style-name="T7_27">powrotem</text:span><text:span text:style-name="T7_28"><text:s/></text:span><text:span text:style-name="T7_29">Coco</text:span><text:span text:style-name="T7_30"><text:s/>(</text:span><text:span text:style-name="T7_31">do</text:span><text:span text:style-name="T7_32"><text:s/></text:span><text:span text:style-name="T7_33">której</text:span><text:span text:style-name="T7_34"><text:s/></text:span><text:span text:style-name="T7_35">jestem</text:span><text:span text:style-name="T7_36"><text:s/></text:span><text:span text:style-name="T7_37">w</text:span><text:span text:style-name="T7_38"><text:s/></text:span><text:span text:style-name="T7_39">sumie</text:span><text:span text:style-name="T7_40"><text:s/></text:span><text:span text:style-name="T7_41">neutralnie</text:span><text:span text:style-name="T7_42"><text:s/></text:span><text:span text:style-name="T7_43">nastawiony</text:span><text:span text:style-name="T7_44">)<text:s/></text:span><text:span text:style-name="T7_45">ciężko</text:span><text:span text:style-name="T7_46"><text:s/></text:span><text:span text:style-name="T7_47">mi</text:span><text:span text:style-name="T7_48"><text:s/></text:span><text:span text:style-name="T7_49">znaleźć</text:span><text:span text:style-name="T7_50"><text:s/></text:span><text:span text:style-name="T7_51">jakieś</text:span><text:span text:style-name="T7_52"><text:s/></text:span><text:span text:style-name="T7_53">plusy</text:span><text:span text:style-name="T7_54">.<text:s/></text:span><text:span text:style-name="T7_55">No</text:span><text:span text:style-name="T7_56"><text:s/></text:span><text:span text:style-name="T7_57">dobrze</text:span><text:span text:style-name="T7_58">,<text:s/></text:span><text:span text:style-name="T7_59">może</text:span><text:span text:style-name="T7_60"><text:s/></text:span><text:span text:style-name="T7_61">jeszcze</text:span><text:span text:style-name="T7_62"><text:s/></text:span><text:span text:style-name="T7_63">akcenty</text:span><text:span text:style-name="T7_64"><text:s/></text:span><text:span text:style-name="T7_65">mieszkańców</text:span><text:span text:style-name="T7_66"><text:s/></text:span><text:span text:style-name="T7_67">Manehattanu</text:span><text:span text:style-name="T7_68">,<text:s/></text:span><text:span text:style-name="T7_69">pokazanie</text:span><text:span text:style-name="T7_70"><text:s/></text:span><text:span text:style-name="T7_71">tak</text:span><text:span text:style-name="T7_72"><text:s/></text:span><text:span text:style-name="T7_73">ogromnej</text:span><text:span text:style-name="T7_74"><text:s/></text:span><text:span text:style-name="T7_75">liczby</text:span><text:span text:style-name="T7_76"><text:s/></text:span><text:span text:style-name="T7_77">różnych</text:span><text:span text:style-name="T7_78"><text:s/></text:span><text:span text:style-name="T7_79">sposobów</text:span><text:span text:style-name="T7_80"><text:s/></text:span><text:span text:style-name="T7_81">mówienia</text:span><text:span text:style-name="T7_82"><text:s/></text:span><text:span text:style-name="T7_83">zawsze</text:span><text:span text:style-name="T7_84"><text:s/></text:span><text:span text:style-name="T7_85">mi</text:span><text:span text:style-name="T7_86"><text:s/></text:span><text:span text:style-name="T7_87">się</text:span><text:span text:style-name="T7_88"><text:s/></text:span><text:span text:style-name="T7_89">podobało</text:span><text:span text:style-name="T7_90">.<text:s/></text:span><text:span text:style-name="T7_91">Ale</text:span><text:span text:style-name="T7_92"><text:s/></text:span><text:span text:style-name="T7_93">np</text:span><text:span text:style-name="T7_94">.<text:s/></text:span><text:span text:style-name="T7_95">finałowe</text:span><text:span text:style-name="T7_96"><text:s/></text:span><text:span text:style-name="T7_97">przedstawienie</text:span><text:span text:style-name="T7_98"><text:s/></text:span><text:span text:style-name="T7_99">to</text:span><text:span text:style-name="T7_100"><text:s/></text:span><text:span text:style-name="T7_101">był</text:span><text:span text:style-name="T7_102"><text:s/></text:span><text:span text:style-name="T7_103">kicz</text:span><text:span text:style-name="T7_104"><text:s/></text:span><text:span text:style-name="T7_105">nad</text:span><text:span text:style-name="T7_106"><text:s/></text:span><text:span text:style-name="T7_107">kicze</text:span><text:span text:style-name="T7_108"><text:s/></text:span><text:span text:style-name="T7_109">i</text:span><text:span text:style-name="T7_110"><text:s/></text:span><text:span text:style-name="T7_111">w</text:span><text:span text:style-name="T7_112"><text:s/></text:span><text:span text:style-name="T7_113">sumie</text:span><text:span text:style-name="T7_114"><text:s/></text:span><text:span text:style-name="T7_115">nie</text:span><text:span text:style-name="T7_116"><text:s/></text:span><text:span text:style-name="T7_117">dziwię</text:span><text:span text:style-name="T7_118"><text:s/></text:span><text:span text:style-name="T7_119">się</text:span><text:span text:style-name="T7_120">,<text:s/></text:span><text:span text:style-name="T7_121">że</text:span><text:span text:style-name="T7_122"><text:s/></text:span><text:span text:style-name="T7_123">nikt</text:span><text:span text:style-name="T7_124"><text:s/></text:span><text:span text:style-name="T7_125">nie</text:span><text:span text:style-name="T7_126"><text:s/></text:span><text:span text:style-name="T7_127">chciał</text:span><text:span text:style-name="T7_128"><text:s/></text:span><text:span text:style-name="T7_129">przy</text:span><text:span text:style-name="T7_130"><text:s/></text:span><text:span text:style-name="T7_131">nim</text:span><text:span text:style-name="T7_132"><text:s/></text:span><text:span text:style-name="T7_133">pracować</text:span><text:span text:style-name="T7_134">.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